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ab-stops>
          <style:tab-stop style:position="3.5in"/>
        </style:tab-stops>
      </style:paragraph-properties>
      <style:text-properties fo:font-style="normal" style:font-style-asian="normal" style:font-style-complex="normal"/>
    </style:style>
    <style:style style:name="P6" style:family="paragraph" style:parent-style-name="Standard">
      <style:paragraph-properties>
        <style:tab-stops>
          <style:tab-stop style:position="3.5in"/>
        </style:tab-stops>
      </style:paragraph-properties>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
      <text:p text:style-name="Standard"/>
      <text:p text:style-name="Standard"/>
      <text:p text:style-name="Standard"/>
      <text:p text:style-name="Standard"><text:soft-page-break/><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184144052" text:style-name="L1">
        <text:list-item>
          <text:p text:style-name="P1">openrave is a package not in instructions to clone.</text:p>
        </text:list-item>
        <text:list-item>
          <text:p text:style-name="P1">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text:p>
      <text:p text:style-name="Standard"/>
      <text:p text:style-name="Standard">Some doubt exists since rosdep didn't immediately install openrave node when the &lt;depend_run &lt;openrave&gt; <text:s/>depend_run/&gt; was called in the xml file. Tried to install the OpenRAVE ros node and “sudo apt-get build-dep openrave” throws error “picking openrave0.8-dp as source package instead of openrave” then “unable to find a source package for openrave0.8-dp”, went on with the build to see what happens. Build has an unclear error. </text:p>
      <text:p text:style-name="Standard"/>
      <text:p text:style-name="Standard">Work progresses on this topic. Need to resolve openrave_catkin issues before being about to work on the HIL simulator. FIX: remove openrave dependency from openrave_catkin package.xml file and manually install to satisfy dependency. </text:p>
      <text:p text:style-name="Standard"/>
      <text:p text:style-name="Standard">The issue described in 2) of capitalization and naming convention may need to be more seriously addressed. In attempting to download openrave via stock instructions I get a gnutls_handshake() error due to issues in communicating to the ppa. No openrave files show up in my directory. FIX: handshake() due to sudo apt-get update steps. Fixed by going into the source.list.d and removing redundent or incorrect files from other attempts.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October 28 – November 4:</text:span> Openrave0.8 version install successful- issues were that the source files were not stored. Terminal calls to Openrave work, but there aren't any local files to tell me it worked. When attempted to compile workspace errors arose. After a couple of emails from Francisco, it's clear that Openrave0.9 is required over 0.8. I want to start with a clean workspace from all the issues I had this last week so I am deleting the robot_ws and replacing it with a newly made catkin_ws in compilance with Francisco's new install instructions after I install all catkin_ws files to make sure I don't delete unique work. </text:p>
      <text:p text:style-name="Standard"/>
      <text:p text:style-name="Standard">I asked Kaz for a desk and he let me squat in a desk at CSL north where I have a workstation with my monitors and sufficient room to work without having to go off-campus home to work. Due to the conference and lack of time at it, I'm still working on getting the workspace functional. </text:p>
      <text:p text:style-name="Standard"/>
      <text:p text:style-name="Standard"/>
      <text:p text:style-name="Standard">Documenting specific actions NOT in stock installation instructions from rev 1 for catkin_ws:</text:p>
      <text:list xml:id="list153992780" text:style-name="L2">
        <text:list-item>
          <text:p text:style-name="P2">In catkin_ws/package.xml remove the 2 lines with 'openrave' as a dependency to allow rosdep to work. Manually install. </text:p>
        </text:list-item>
        <text:list-item>
          <text:p text:style-name="P2">Installed openrave (current version from git, 0.9? not specified), with instructions in my ros-devel git repo as 'OpenRAVE current install instructions (0.9)' before compiling workspace with catkin_make.</text:p>
          <text:list>
            <text:list-item>
              <text:p text:style-name="P2">In this, since libassimp3.0-r1264-dev is gone, errors will be thrown many of the openrave installs for python. Just do each individually and ignore the errors if deriving from libassimp3.0. I periodically deleted it between installs since sometimes it come automatically back as a depend. </text:p>
            </text:list-item>
            <text:list-item>
              <text:p text:style-name="P2">To check install, run command “openrave” if a white window with some sliders open, you're golden.</text:p>
            </text:list-item>
          </text:list>
        </text:list-item>
      </text:list>
      <text:p text:style-name="Standard"/>
      <text:p text:style-name="Standard">Trying the openrav.py –example hanoi proves proper install (although linux complained sometimes saying it didn't work with the libassimp3.0 garbage. </text:p>
      <text:p text:style-name="Standard"/>
      <text:p text:style-name="Standard">Issues in catkin_make the workspace continue. The error from when I was running Openrave0.8 was with KinBody. Now with Openrave0.9 with the master branch- it is with RegisterBodyCallback. I tried <text:s/>with the latest_stable 0.9 branch over the master, found issues with CollisionReport class not having member numCols when simply 'make' it, unrelated to catkin_make, reverting back to the master branch to ask Francisco about both these results. </text:p>
      <text:p text:style-name="Standard"/>
      <text:p text:style-name="Standard">Update: Francisco recommends removing or_rviz and changing “Rviz” to “QTCoin” for the visualizer which is (??) stock? With openrave. When I removed or_rviz from the workspace it compiled! (small victories) and the simulator commands do not throw errors but still decripting. Need to figure out how to replace the QTCoin marks and get the simulator to work. </text:p>
      <text:p text:style-name="Standard"/>
      <text:p text:style-name="Standard"><text:span text:style-name="T1">Things I did not complete:</text:span> Resolving callback issues to get the workspace to compile </text:p>
      <text:p text:style-name="Standard"/>
      <text:p text:style-name="Standard"><text:span text:style-name="T1">Questions</text:span>: Resolving the RegisterBodyCallback issues. Also What's QTCoin and do I have it? </text:p>
      <text:p text:style-name="Standard"/>
      <text:p text:style-name="Standard"><text:span text:style-name="T1">Deliverables</text:span>: Get the Singapore system up and running locally, figure out QTCoin and simulator with missing or_rviz</text:p>
      <text:p text:style-name="Standard"><text:soft-page-break/><text:span text:style-name="T1">November 4 – November 11</text:span>: Week prior and this one blend together for work and progress, wasn't super awesome about differentiating- sorry. Something importantish to note is that the ipython call enables direct 'run' of python scripts in the terminal without the chmod +x normally required. </text:p>
      <text:p text:style-name="Standard"/>
      <text:p text:style-name="Standard">Given the test python script with some modifications for QTCoin running simulator getting errors: </text:p>
      <text:p text:style-name="Standard"/>
      <text:p text:style-name="P3">TypeError: ufunc 'divide' output (typecode 'O') could not be coerced to provided output parameter (typecode 'd') according to the casting rule ''same_kind'' </text:p>
      <text:p text:style-name="P3"><text:s/></text:p>
      <text:p text:style-name="P4">on top of issues with the inventor files for first line after operation: </text:p>
      <text:p text:style-name="P4"/>
      <text:p text:style-name="P3">Coin read error: Not a valid Inventor file.</text:p>
      <text:p text:style-name="P3"><text:tab/>Occurred at line <text:s text:c="2"/>1 in /home/macenski/catkin_ws/devel/share/openrave-0.8/data/robots/../robots/meshes/ati_gamma/denso_gamma.stl</text:p>
      <text:p text:style-name="Standard"/>
      <text:p text:style-name="P4">Which is interesting since on last boot my issues were with Inventor files and pointing at the folder with the .stl and .dae files for the robot and gripper. All STL files but the handle.stl throw this issues and for some reason the robotiq_gripper throws it twice identically. The first error is relatively easy to fix if I can find where it's coming from as it is just a data type issue- but most likely is a derivative of the stl read errors since it's trying to divide by 0. This issue is independent of qt/wx GUI call. </text:p>
      <text:p text:style-name="P4"/>
      <text:p text:style-name="P5">Found the error for the divide in ikfast.py when <text:span text:style-name="T2">axisangle /= angle. </text:span>Won't mess <text:s/>with it until I fix the stla_read issues. </text:p>
      <text:p text:style-name="P5"/>
      <text:p text:style-name="P5">After playing with the stl files for a couple hours and reading up on the dae files I've decided to email Francisco and see if he has some ideas given he asked me to delete Rviz- though seems unrelated at the moment since the setviewer set call is after the issue so it is never evaluated. </text:p>
      <text:p text:style-name="P4"/>
      <text:p text:style-name="Standard"><text:span text:style-name="T1">Things I did not complete:</text:span> Getting the software up and running. </text:p>
      <text:p text:style-name="Standard"/>
      <text:p text:style-name="Standard"><text:span text:style-name="T1">Questions</text:span>: <text:s/>What's up with the inventor files? Maybe ask Kazuaki since he's played with openrave which he <text:span text:style-name="T2">must </text:span><text:span text:style-name="T3">have done something with stla_read. </text:span></text:p>
      <text:p text:style-name="Standard"/>
      <text:p text:style-name="P4"><text:span text:style-name="T1">Deliverables</text:span>: Keep working. Goal is to finish by the end of next week Nov. 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1-07T16:30:23</dc:date>
    <meta:editing-duration>PT5H39M52S</meta:editing-duration>
    <meta:editing-cycles>36</meta:editing-cycles>
    <meta:generator>LibreOffice/3.5$Linux_X86_64 LibreOffice_project/350m1$Build-2</meta:generator>
    <meta:document-statistic meta:table-count="0" meta:image-count="0" meta:object-count="0" meta:page-count="4" meta:paragraph-count="48" meta:word-count="1572" meta:character-count="10051" meta:non-whitespace-character-count="8475"/>
  </office:meta>
</office:document-meta>
</file>